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847cm" fo:margin-bottom="0.499cm"/>
    </style:style>
    <style:style style:name="P2" style:family="paragraph" style:parent-style-name="Heading_20_3">
      <style:paragraph-properties fo:margin-top="0.353cm" fo:margin-bottom="0.499cm"/>
    </style:style>
    <style:style style:name="P3" style:family="paragraph" style:parent-style-name="Heading_20_2">
      <style:paragraph-properties fo:margin-top="0.353cm" fo:margin-bottom="0.499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master-page-name="Standard">
      <style:paragraph-properties style:page-number="auto"/>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Strong_20_Emphasis">“How It Got This Bad: What 24 Experts Say About the GOP, Democracy, and Your Future”</text:span> – A plainspoken summary for those who sense something's gone deeply wrong—and want to understand where it’s all heading and what to do when it comes for them.</text:p>
      <text:p text:style-name="Horizontal_20_Line"/>
      <text:list xml:id="list8991490422791535283" text:style-name="Outline">
        <text:list-item>
          <text:p text:style-name="P1">? How It Got This Bad</text:p>
          <text:list>
            <text:list-item>
              <text:h text:style-name="P3" text:outline-level="2">A Summary of 24 Experts’ Books (So You Don’t Have to Read Them All)</text:h>
              <text:list>
                <text:list-item>
                  <text:h text:style-name="P2" text:outline-level="3">0. ? TL;DR</text:h>
                </text:list-item>
              </text:list>
            </text:list-item>
          </text:list>
        </text:list-item>
      </text:list>
      <text:p text:style-name="Text_20_body">The Republican Party didn’t “go crazy.” It followed a ruthless, well-documented strategy—amplified by media decay, billionaire influence, white Christian identity backlash, and democratic design flaws. This article compresses 24+ top books into one digestible narrative, citing key chapters via shorthand (?[2.1] = Book #2, Chapter 1).</text:p>
      <text:p text:style-name="Horizontal_20_Line"/>
      <text:list xml:id="list34803658" text:continue-numbering="true" text:style-name="Outline">
        <text:list-item>
          <text:list>
            <text:list-item>
              <text:list>
                <text:list-item>
                  <text:h text:style-name="P2" text:outline-level="3">Foreword by RickPublic</text:h>
                </text:list-item>
              </text:list>
            </text:list-item>
          </text:list>
        </text:list-item>
      </text:list>
      <text:p text:style-name="Text_20_body">This isn’t a partisan hit piece. It’s a survival manual.</text:p>
      <text:p text:style-name="Text_20_body">Something is visibly breaking in America. People feel it—across class, race, and party lines. What once felt like a shared national story now feels like a fight for survival. For some, the villains are liberals or elites. For others, it’s billionaires and bigots. But for most? It’s just confusion and fear.</text:p>
      <text:p text:style-name="Text_20_body">This guide exists for anyone who has quietly asked: “How did it get this bad?”</text:p>
      <text:p text:style-name="Text_20_body">We pulled together 24 of the most insightful, unsettling, and rigorously researched books from historians, journalists, insiders, and defectors. We stripped out the jargon, condensed the arguments, and stitched together the big picture. We did it so you don’t have to drown in PDFs and political despair.</text:p>
      <text:p text:style-name="Text_20_body">Because if things keep escalating, you won’t just want to know <text:span text:style-name="Emphasis">what happened</text:span>. You’ll want to know what’s next—and what to do when it comes for you.</text:p>
      <text:p text:style-name="Text_20_body">– RickPublic</text:p>
      <text:p text:style-name="Horizontal_20_Line"/>
      <text:list xml:id="list34781508" text:continue-numbering="true" text:style-name="Outline">
        <text:list-item>
          <text:list>
            <text:list-item>
              <text:list>
                <text:list-item>
                  <text:h text:style-name="P2" text:outline-level="3">1. ? Books Used To Get To The Answer</text:h>
                </text:list-item>
              </text:list>
            </text:list-item>
          </text:list>
        </text:list-item>
      </text:list>
      <text:p text:style-name="Text_20_body">Skip this section, and return to it to follow the reference tags formatted as [Bk#Ch#].</text:p>
      <text:p text:style-name="Text_20_body">?1–6: [Already filled in above]</text:p>
      <text:p text:style-name="Text_20_body"><text:soft-page-break/>?7. “Twilight of Democracy” by Anne Applebaum (2020) → Why intellectuals abandoned liberalism for authoritarianism. Outcome: Understand how elites rationalize anti-democratic movements. ?8. “Foxocracy” by Tobin Smith (2019) → The mind control tactics behind right-wing infotainment. Outcome: How media bypassed reason to fuel loyalty and rage. ?9. “The Destructionists” by Dana Milbank (2022) → 25 years of GOP sabotage. Outcome: Historic throughline from Gingrich to Trump. ?10. “Jesus and John Wayne” by Kristin Kobes Du Mez (2020) → White evangelical masculinity and authoritarian culture. Outcome: Culture war Christianity decoded. ?11. “The Authoritarian Personality” by Adorno et al. (1950) → Groundbreaking post-WWII social psychology. Outcome: Traits and triggers of right-wing personality types. ?12. “Moral Politics” by George Lakoff (1996) → Cognitive framing in American politics. Outcome: Understand how metaphors split liberal and conservative values. ?13. “American Fascists” by Chris Hedges (2007) → The Christian Right’s war on democracy. Outcome: Theocratic threat to pluralism. ?14. “Let Them Eat Tweets” by Hacker &amp; Pierson (2020) → Plutocratic populism. Outcome: GOP loyalty is bought at the top, enraged at the bottom. ?15. “Shadow Network” by Anne Nelson (2019) → Behind the scenes of religious-right influence machines. Outcome: Council for National Policy explained. ?16. “Politics is for Power” by Eitan Hersh (2020) → From online outrage to real organizing. Outcome: Civic power comes from local, offline action. ?17. “The Righteous Mind” by Jonathan Haidt (2012) → Why good people disagree on politics. Outcome: Moral foundations theory. ?18. “The Persuaders” by Anand Giridharadas (2022) → Strategies for fighting disinformation and reaching the unreachable. Outcome: Reclaiming civic discourse. ?19. “Hate Inc.” by Matt Taibbi (2019) → Media addiction and polarization for profit. Outcome: Both-sidesism as a business model. ?20. “Strongmen” by Ruth Ben-Ghiat (2020) → Authoritarian patterns from Mussolini to Trump. Outcome: Spotting strongman signals early. ?21. “White Too Long” by Robert P. Jones (2020) → The enduring power of white Christian nationalism. Outcome: Why racism remains embedded in religious-political identity. ?22. “This is Not Propaganda” by Peter Pomerantsev (2019) → Reality collapse in the disinformation age. Outcome: Psychological warfare in modern politics. ?23. “On Tyranny” by Timothy Snyder (2017) → 20 lessons from the 20th century. Outcome: A handbook for resisting autocracy. ?24. “The Undertow” by Jeff Sharlet (2023) → Trumpism as a cult of beauty, violence, and belief. Outcome: The mythic appeal of fascism in modern America.</text:p>
      <text:p text:style-name="Horizontal_20_Line"/>
      <text:list xml:id="list34797927" text:continue-numbering="true" text:style-name="Outline">
        <text:list-item>
          <text:list>
            <text:list-item>
              <text:list>
                <text:list-item>
                  <text:h text:style-name="P2" text:outline-level="3">2. ? You Were Lied To on Purpose</text:h>
                </text:list-item>
              </text:list>
            </text:list-item>
          </text:list>
        </text:list-item>
      </text:list>
      <text:p text:style-name="Text_20_body">?[1.1] ?[2.1] ?[8.3] ?[11.2]</text:p>
      <text:p text:style-name="Text_20_body">The myth of a “liberal media,” the weaponization of “family values,” and culture war flashpoints weren’t just cultural quirks. They were engineered narratives—psychological operations designed to redirect blame, reduce empathy, and create a self-reinforcing loop of paranoia and loyalty.</text:p>
      <text:list xml:id="list2094432042325841903" text:style-name="L1">
        <text:list-item>
          <text:p text:style-name="P4">Think tanks like the Heritage Foundation and ALEC designed state-by-state legal templates ?[1.4].</text:p>
        </text:list-item>
        <text:list-item>
          <text:p text:style-name="P4"><text:soft-page-break/>FOX News perfected emotional addiction to rage, grievance, and identity threat ?[8.3].</text:p>
        </text:list-item>
        <text:list-item>
          <text:p text:style-name="P4">Billionaire-funded media machines gave GOP candidates free propaganda ?[10.2].</text:p>
        </text:list-item>
      </text:list>
      <text:p text:style-name="Text_20_body">It worked. While Democrats bickered about fairness, the Right built a war machine designed for zero-sum dominance.</text:p>
      <text:p text:style-name="Horizontal_20_Line"/>
      <text:list xml:id="list34802813" text:continue-list="list34797927" text:style-name="Outline">
        <text:list-item>
          <text:list>
            <text:list-item>
              <text:list>
                <text:list-item>
                  <text:h text:style-name="P2" text:outline-level="3">3. ? The Middle Class Was Gutted by Design</text:h>
                </text:list-item>
              </text:list>
            </text:list-item>
          </text:list>
        </text:list-item>
      </text:list>
      <text:p text:style-name="Text_20_body">?[4.2] ?[5.1] ?[12.3] ?[18.1]</text:p>
      <text:p text:style-name="Text_20_body">What many took for economic mismanagement was actually economic reprogramming:</text:p>
      <text:list xml:id="list5626471982473501097" text:style-name="L2">
        <text:list-item>
          <text:p text:style-name="P5">Reagan gutted labor protections while smiling for the camera ?[4.3].</text:p>
        </text:list-item>
        <text:list-item>
          <text:p text:style-name="P5">Clinton’s triangulation handed Wall Street the keys ?[5.2].</text:p>
        </text:list-item>
        <text:list-item>
          <text:p text:style-name="P5">Bush’s wars and Trump’s tax cuts handed the top 1% over $3 trillion ?[12.3].</text:p>
        </text:list-item>
      </text:list>
      <text:p text:style-name="Text_20_body">Meanwhile, factory towns hollowed out, unions crumbled, healthcare costs soared—and people were told to blame themselves, not the system.</text:p>
      <text:p text:style-name="Text_20_body">So when Trump said “the system is rigged,” it rang true. What he didn’t say is that the GOP helped rig it.</text:p>
      <text:p text:style-name="Horizontal_20_Line"/>
      <text:list xml:id="list34798895" text:continue-list="list34802813" text:style-name="Outline">
        <text:list-item>
          <text:list>
            <text:list-item>
              <text:list>
                <text:list-item>
                  <text:h text:style-name="P2" text:outline-level="3">4. ? Culture Wars: A Highly Addictive Distraction</text:h>
                </text:list-item>
              </text:list>
            </text:list-item>
          </text:list>
        </text:list-item>
      </text:list>
      <text:p text:style-name="Text_20_body">?[3.5] ?[6.2] ?[13.1] ?[21.4]</text:p>
      <text:p text:style-name="Text_20_body">Every time the GOP loses ground on economics, it shifts the battlefield to identity:</text:p>
      <text:list xml:id="list4117218242493745444" text:style-name="L3">
        <text:list-item>
          <text:p text:style-name="P6">Guns, gender, and God are the new “tax and spend”</text:p>
        </text:list-item>
        <text:list-item>
          <text:p text:style-name="P6">White evangelicals became shock troops for authoritarian politics ?[3.5]</text:p>
        </text:list-item>
        <text:list-item>
          <text:p text:style-name="P6">Schools, libraries, and public health became battlegrounds ?[21.4]</text:p>
        </text:list-item>
      </text:list>
      <text:p text:style-name="Text_20_body">Outrage became currency. Loyalty was measured by what you were willing to hate.</text:p>
      <text:p text:style-name="Horizontal_20_Line"/>
      <text:list xml:id="list34799594" text:continue-list="list34798895" text:style-name="Outline">
        <text:list-item>
          <text:list>
            <text:list-item>
              <text:list>
                <text:list-item>
                  <text:h text:style-name="P2" text:outline-level="3">5. ? Democracy Was Never Fully Safe</text:h>
                </text:list-item>
              </text:list>
            </text:list-item>
          </text:list>
        </text:list-item>
      </text:list>
      <text:p text:style-name="Text_20_body">?[2.3] ?[14.1] ?[16.2] ?[24.1]</text:p>
      <text:p text:style-name="Text_20_body">The U.S. Constitution was designed in the 1700s to favor small, white, rural interests. The GOP mastered this outdated structure:</text:p>
      <text:list xml:id="list6473697096518378235" text:style-name="L4">
        <text:list-item>
          <text:p text:style-name="P7">Electoral College distortions</text:p>
        </text:list-item>
        <text:list-item>
          <text:p text:style-name="P7"><text:soft-page-break/>Senate overrepresentation of rural white states</text:p>
        </text:list-item>
        <text:list-item>
          <text:p text:style-name="P7">Gerrymandering and voter suppression</text:p>
        </text:list-item>
        <text:list-item>
          <text:p text:style-name="P7">Courts stacked with movement-aligned judges ?[14.2]</text:p>
        </text:list-item>
      </text:list>
      <text:p text:style-name="Text_20_body">When Democrats win, they need a landslide. When Republicans win, they often do it while losing the popular vote. That’s not a fluke. It’s a fortress.</text:p>
      <text:p text:style-name="Horizontal_20_Line"/>
      <text:list xml:id="list34783542" text:continue-list="list34799594" text:style-name="Outline">
        <text:list-item>
          <text:list>
            <text:list-item>
              <text:list>
                <text:list-item>
                  <text:h text:style-name="P2" text:outline-level="3">6. ? Trump Wasn’t an Anomaly—He Was a Product</text:h>
                </text:list-item>
              </text:list>
            </text:list-item>
          </text:list>
        </text:list-item>
      </text:list>
      <text:p text:style-name="Text_20_body">?[6.1] ?[10.3] ?[20.1] ?[22.2]</text:p>
      <text:p text:style-name="Text_20_body">Trump broke norms—but he followed a script.</text:p>
      <text:list xml:id="list8764320690463220020" text:style-name="L5">
        <text:list-item>
          <text:p text:style-name="P8">Trump’s populism was just Fox News in human form ?[10.3]</text:p>
        </text:list-item>
        <text:list-item>
          <text:p text:style-name="P8">His business model matched the GOP’s grift economy ?[22.2]</text:p>
        </text:list-item>
        <text:list-item>
          <text:p text:style-name="P8">Evangelicals called him flawed—but chosen ?[6.1]</text:p>
        </text:list-item>
      </text:list>
      <text:p text:style-name="Text_20_body">He didn’t hijack the GOP. He revealed it.</text:p>
      <text:p text:style-name="Horizontal_20_Line"/>
      <text:list xml:id="list34801933" text:continue-list="list34783542" text:style-name="Outline">
        <text:list-item>
          <text:list>
            <text:list-item>
              <text:list>
                <text:list-item>
                  <text:h text:style-name="P2" text:outline-level="3">7. ? Weaponized Religion and the Prosperity Gospel</text:h>
                </text:list-item>
              </text:list>
            </text:list-item>
          </text:list>
        </text:list-item>
      </text:list>
      <text:p text:style-name="Text_20_body">?[3.3] ?[6.3] ?[15.2]</text:p>
      <text:p text:style-name="Text_20_body">Christian nationalism is not fringe—it’s foundational to the modern GOP. From megachurch pulpits to policy platforms:</text:p>
      <text:list xml:id="list176085058613042947" text:style-name="L6">
        <text:list-item>
          <text:p text:style-name="P9">Evangelical support for Israel was fused with apocalyptic prophecy ?[15.2]</text:p>
        </text:list-item>
        <text:list-item>
          <text:p text:style-name="P9">Dominionism quietly shaped judges and legislation ?[6.3]</text:p>
        </text:list-item>
        <text:list-item>
          <text:p text:style-name="P9">Churches became political machines more than spiritual havens ?[3.3]</text:p>
        </text:list-item>
      </text:list>
      <text:p text:style-name="Text_20_body">The result: a theology that blesses inequality, forgives corruption, and demands political domination.</text:p>
      <text:p text:style-name="Horizontal_20_Line"/>
      <text:list xml:id="list34805192" text:continue-list="list34801933" text:style-name="Outline">
        <text:list-item>
          <text:list>
            <text:list-item>
              <text:list>
                <text:list-item>
                  <text:h text:style-name="P2" text:outline-level="3">8. ? Mass Confusion as a Feature, Not a Bug</text:h>
                </text:list-item>
              </text:list>
            </text:list-item>
          </text:list>
        </text:list-item>
      </text:list>
      <text:p text:style-name="Text_20_body">?[10.4] ?[13.2] ?[17.1]</text:p>
      <text:p text:style-name="Text_20_body">The goal wasn’t to win arguments—it was to break consensus reality:</text:p>
      <text:list xml:id="list4394474532987208688" text:style-name="L7">
        <text:list-item>
          <text:p text:style-name="P10">Weaponized memes and AI-generated misinformation ?[17.1]</text:p>
        </text:list-item>
        <text:list-item>
          <text:p text:style-name="P10">“Flood the zone with shit” strategy, as coined by Steve Bannon ?[13.2]</text:p>
        </text:list-item>
        <text:list-item>
          <text:p text:style-name="P10">Repetition of the Big Lie normalized the belief that all elections are suspect ?[10.4]</text:p>
        </text:list-item>
      </text:list>
      <text:p text:style-name="Text_20_body"><text:soft-page-break/>When truth becomes subjective, power becomes absolute.</text:p>
      <text:p text:style-name="Horizontal_20_Line"/>
      <text:list xml:id="list34794637" text:continue-list="list34805192" text:style-name="Outline">
        <text:list-item>
          <text:list>
            <text:list-item>
              <text:list>
                <text:list-item>
                  <text:h text:style-name="P2" text:outline-level="3">9. ?￯ﾸﾏ The Insurrection Was a Climax, Not an Outlier</text:h>
                </text:list-item>
              </text:list>
            </text:list-item>
          </text:list>
        </text:list-item>
      </text:list>
      <text:p text:style-name="Text_20_body">?[19.2] ?[20.3] ?[24.4]</text:p>
      <text:p text:style-name="Text_20_body">January 6 was not an aberration. It was a logical conclusion of decades of narrative engineering:</text:p>
      <text:list xml:id="list5333111006407056159" text:style-name="L8">
        <text:list-item>
          <text:p text:style-name="P11">Armed militias were courted, not condemned</text:p>
        </text:list-item>
        <text:list-item>
          <text:p text:style-name="P11">Elected Republicans normalized violence and delegitimized elections ?[20.3]</text:p>
        </text:list-item>
        <text:list-item>
          <text:p text:style-name="P11">GOP officials helped organize or excuse the riot ?[24.4]</text:p>
        </text:list-item>
      </text:list>
      <text:p text:style-name="Text_20_body">The goal was not merely to disrupt. It was to test the boundaries of impunity—and found them soft.</text:p>
      <text:p text:style-name="Horizontal_20_Line"/>
      <text:list xml:id="list34780242" text:continue-list="list34794637" text:style-name="Outline">
        <text:list-item>
          <text:list>
            <text:list-item>
              <text:list>
                <text:list-item>
                  <text:h text:style-name="P2" text:outline-level="3">10. ? What a Sane Third Option Could Say</text:h>
                </text:list-item>
              </text:list>
            </text:list-item>
          </text:list>
        </text:list-item>
      </text:list>
      <text:p text:style-name="Text_20_body">A truly reality-based third movement—call it Post-Partisan Realism—might:</text:p>
      <text:list xml:id="list2187258261843616339" text:style-name="L9">
        <text:list-item>
          <text:p text:style-name="P12">Acknowledge that both parties sold out working people</text:p>
        </text:list-item>
        <text:list-item>
          <text:p text:style-name="P12">Propose term limits, open primaries, ranked choice voting</text:p>
        </text:list-item>
        <text:list-item>
          <text:p text:style-name="P12">Embrace reality-based centrism: climate truth, economic dignity, democratic reform</text:p>
        </text:list-item>
        <text:list-item>
          <text:p text:style-name="P12">Offer truth brands to replace party brands</text:p>
        </text:list-item>
      </text:list>
      <text:p text:style-name="Text_20_body">?[24.5]: This may require short-term sacrifice—but it's the only way to stop the fire.</text:p>
      <text:p text:style-name="Horizontal_20_Line"/>
      <text:list xml:id="list34795511" text:continue-list="list34780242" text:style-name="Outline">
        <text:list-item>
          <text:list>
            <text:list-item>
              <text:list>
                <text:list-item>
                  <text:h text:style-name="P2" text:outline-level="3">11. ⚠️ What To Do If It Comes For You</text:h>
                </text:list-item>
              </text:list>
            </text:list-item>
          </text:list>
        </text:list-item>
      </text:list>
      <text:p text:style-name="Text_20_body">The signs are here. You can’t unsee them. So what now?</text:p>
      <text:list xml:id="list3408828738197116484" text:style-name="L10">
        <text:list-item>
          <text:p text:style-name="P13">Learn how to document your reality before someone else defines it for you.</text:p>
        </text:list-item>
        <text:list-item>
          <text:p text:style-name="P13">Build local networks—civic, religious, community—not just online brands.</text:p>
        </text:list-item>
        <text:list-item>
          <text:p text:style-name="P13">Protect those most likely to be targeted first: immigrants, educators, minorities.</text:p>
        </text:list-item>
        <text:list-item>
          <text:p text:style-name="P13">Do not assume elections alone will fix it. Prepare for long institutional decay.</text:p>
        </text:list-item>
        <text:list-item>
          <text:p text:style-name="P13">Train yourself to spot—and interrupt—manipulative narratives in your circles.</text:p>
        </text:list-item>
      </text:list>
      <text:p text:style-name="Text_20_body">You don’t need to become a politician. You need to become the kind of citizen authoritarianism finds inconvenient: visible, informed, and unwilling to be silenced.</text:p>
      <text:p text:style-name="Horizontal_20_Line"/>
      <text:list xml:id="list34791069" text:continue-list="list34795511" text:style-name="Outline">
        <text:list-item>
          <text:list>
            <text:list-item>
              <text:list>
                <text:list-item>
                  <text:h text:style-name="P2" text:outline-level="3"><text:soft-page-break/>12. ? Final Word</text:h>
                </text:list-item>
              </text:list>
            </text:list-item>
          </text:list>
        </text:list-item>
      </text:list>
      <text:p text:style-name="Text_20_body">If you made it this far, it means you already care more than most. That matters. This document is meant to help you—and the people around you—see the forest through the fog.</text:p>
      <text:p text:style-name="Text_20_body">You’re not alone in fearing what might be coming. But you’re also not powerless.</text:p>
      <text:p text:style-name="Text_20_body">No empire falls overnight, and no movement succeeds in isolation. But if we act now—rationally, strategically, and with empathy—then maybe this doesn’t have to be the end of the American experiment.</text:p>
      <text:p text:style-name="Text_20_body">It could be the start of its reboot.</text:p>
      <text:p text:style-name="Text_20_body">— RP</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alibri" svg:font-family="Calibri" style:font-family-generic="roman"/>
    <style:font-face style:name="Cambria" svg:font-family="Cambria" style:font-family-generic="roman"/>
    <style:font-face style:name="Courier" svg:font-family="Courier" style:font-family-generic="roman"/>
    <style:font-face style:name="Palatino Linotype" svg:font-family="'Palatino Linotype'" style:font-family-generic="roman"/>
    <style:font-face style:name="Lucida Sans1" svg:font-family="'Lucida Sans'" style:font-family-generic="swiss"/>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mbria"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Standard" style:default-outline-level="" style:list-style-name="" style:class="list">
      <style:paragraph-properties fo:margin-left="0.635cm" fo:margin-right="0cm" fo:text-indent="-0.635cm" style:auto-text-indent="false"/>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libri"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libri"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libri" style:font-name-complex="F"/>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libri"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libri" fo:font-style="italic"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f81bd" style:font-name="Calibri" fo:font-size="10pt"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libri" fo:font-size="10pt" fo:font-style="italic" style:font-size-asian="10pt" style:font-style-asian="italic" style:font-name-complex="F" style:font-size-complex="10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Title" style:family="paragraph" style:parent-style-name="Standard" style:next-style-name="Subtitle" style:default-outline-level="" style:list-style-name="" style:class="chapter">
      <style:paragraph-properties fo:margin-top="0cm" fo:margin-bottom="0.529cm" fo:line-height="100%" fo:text-align="start" style:justify-single-word="false" fo:padding-left="0cm" fo:padding-right="0cm" fo:padding-top="0cm" fo:padding-bottom="0.141cm" fo:border-left="none" fo:border-right="none" fo:border-top="none" fo:border-bottom="0.035cm solid #4f81bd"/>
      <style:text-properties fo:color="#17365d" style:font-name="Calibri" fo:font-size="26pt" fo:letter-spacing="0.009cm" fo:font-weight="bold" style:letter-kerning="true"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libri" fo:font-size="12pt" fo:letter-spacing="0.026cm" fo:font-style="italic" style:font-size-asian="12pt" style:font-style-asian="italic" style:font-name-complex="F" style:font-size-complex="12pt"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ody_20_Text_20_2" style:display-name="Body Text 2" style:family="paragraph" style:parent-style-name="Standard" style:default-outline-level="" style:list-style-name="">
      <style:paragraph-properties fo:margin-top="0cm" fo:margin-bottom="0.212cm" fo:line-height="200%"/>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List_20_2" style:display-name="List 2" style:family="paragraph" style:parent-style-name="Standard" style:default-outline-level="" style:list-style-name="" style:class="list">
      <style:paragraph-properties fo:margin-left="1.27cm" fo:margin-right="0cm" fo:margin-top="0cm" fo:margin-bottom="0.212cm" fo:text-indent="-0.635cm" style:auto-text-indent="false"/>
    </style:style>
    <style:style style:name="List_20_3" style:display-name="List 3" style:family="paragraph" style:parent-style-name="Standard" style:default-outline-level="" style:list-style-name="" style:class="list">
      <style:paragraph-properties fo:margin-left="1.905cm" fo:margin-right="0cm" fo:margin-top="0cm" fo:margin-bottom="0.212cm" fo:text-indent="-0.635cm" style:auto-text-indent="false"/>
    </style:style>
    <style:style style:name="List_20_Bullet" style:display-name="List Bullet" style:family="paragraph" style:parent-style-name="Standard" style:default-outline-level="" style:list-style-name=""/>
    <style:style style:name="List_20_Bullet_20_2" style:display-name="List Bullet 2" style:family="paragraph" style:parent-style-name="Standard" style:default-outline-level="" style:list-style-name=""/>
    <style:style style:name="List_20_Bullet_20_3" style:display-name="List Bullet 3" style:family="paragraph" style:parent-style-name="Standard" style:default-outline-level="" style:list-style-name=""/>
    <style:style style:name="List_20_Number" style:display-name="List Number" style:family="paragraph" style:parent-style-name="Standard" style:list-style-name="Outline"/>
    <style:style style:name="List_20_Number_20_2" style:display-name="List Number 2" style:family="paragraph" style:parent-style-name="Standard" style:list-style-name="Outline"/>
    <style:style style:name="List_20_Number_20_3" style:display-name="List Number 3" style:family="paragraph" style:parent-style-name="Standard" style:default-outline-level="1" style:list-style-name="Outline"/>
    <style:style style:name="List_20_Continue" style:display-name="List Continue" style:family="paragraph" style:parent-style-name="Standard" style:default-outline-level="" style:list-style-name="">
      <style:paragraph-properties fo:margin-left="0.635cm" fo:margin-right="0cm" fo:margin-top="0cm" fo:margin-bottom="0.212cm" fo:text-indent="0cm" style:auto-text-indent="false"/>
    </style:style>
    <style:style style:name="List_20_Continue_20_2" style:display-name="List Continue 2" style:family="paragraph" style:parent-style-name="Standard" style:default-outline-level="" style:list-style-name="">
      <style:paragraph-properties fo:margin-left="1.27cm" fo:margin-right="0cm" fo:margin-top="0cm" fo:margin-bottom="0.212cm" fo:text-indent="0cm" style:auto-text-indent="false"/>
    </style:style>
    <style:style style:name="List_20_Continue_20_3" style:display-name="List Continue 3" style:family="paragraph" style:parent-style-name="Standard" style:default-outline-level="" style:list-style-name="">
      <style:paragraph-properties fo:margin-left="1.905cm" fo:margin-right="0cm" fo:margin-top="0cm" fo:margin-bottom="0.212cm" fo:text-indent="0cm" style:auto-text-indent="false"/>
    </style:style>
    <style:style style:name="macro" style:family="paragraph" style:default-outline-level="" style:list-style-name="">
      <style:paragraph-properties fo:orphans="2" fo:widows="2" style:writing-mode="lr-tb">
        <style:tab-stops>
          <style:tab-stop style:position="1.016cm"/>
          <style:tab-stop style:position="2.032cm"/>
          <style:tab-stop style:position="3.048cm"/>
          <style:tab-stop style:position="4.064cm"/>
          <style:tab-stop style:position="5.08cm"/>
          <style:tab-stop style:position="6.096cm"/>
          <style:tab-stop style:position="7.112cm"/>
        </style:tab-stops>
      </style:paragraph-properties>
      <style:text-properties style:use-window-font-color="true" style:font-name="Courier" fo:font-size="10pt" style:font-size-asian="10pt" style:font-size-complex="10pt"/>
    </style:style>
    <style:style style:name="Quote" style:family="paragraph" style:parent-style-name="Standard" style:default-outline-level="" style:list-style-name="">
      <style:text-properties fo:color="#000000" fo:font-style="italic" style:font-style-asian="italic" style:font-style-complex="italic"/>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default-outline-level="" style:list-style-name="">
      <style:paragraph-properties fo:margin-left="1.651cm" fo:margin-right="1.651cm" fo:margin-top="0.353cm" fo:margin-bottom="0.494cm" fo:text-indent="0cm" style:auto-text-indent="false" fo:padding-left="0cm" fo:padding-right="0cm" fo:padding-top="0cm" fo:padding-bottom="0.141cm" fo:border-left="none" fo:border-right="none" fo:border-top="none" fo:border-bottom="0.018cm solid #4f81bd"/>
      <style:text-properties fo:color="#4f81bd"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er_20_Char" style:display-name="Header Char" style:family="text"/>
    <style:style style:name="Footer_20_Char" style:display-name="Footer Char" style:family="tex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libri" fo:font-size="13pt" fo:font-weight="bold" style:font-size-asian="13pt" style:font-weight-asian="bold" style:font-name-complex="F" style:font-size-complex="13pt" style:font-weight-complex="bold"/>
    </style:style>
    <style:style style:name="Heading_20_3_20_Char" style:display-name="Heading 3 Char" style:family="text" style:parent-style-name="Default_20_Paragraph_20_Font">
      <style:text-properties fo:color="#4f81bd" style:font-name="Calibri" fo:font-weight="bold" style:font-weight-asian="bold" style:font-name-complex="F" style:font-weight-complex="bold"/>
    </style:style>
    <style:style style:name="Title_20_Char" style:display-name="Title Char" style:family="text" style:parent-style-name="Default_20_Paragraph_20_Font">
      <style:text-properties fo:color="#17365d" style:font-name="Calibri" fo:font-size="26pt" fo:letter-spacing="0.009cm" style:letter-kerning="true" style:font-size-asian="26pt" style:font-name-complex="F" style:font-size-complex="26pt"/>
    </style:style>
    <style:style style:name="Subtitle_20_Char" style:display-name="Subtitle Char" style:family="text" style:parent-style-name="Default_20_Paragraph_20_Font">
      <style:text-properties fo:color="#4f81bd" style:font-name="Calibri" fo:font-size="12pt" fo:letter-spacing="0.026cm" fo:font-style="italic" style:font-size-asian="12pt" style:font-style-asian="italic" style:font-name-complex="F"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fo:color="#243f60" style:font-name="Calibri" style:font-name-complex="F"/>
    </style:style>
    <style:style style:name="Heading_20_6_20_Char" style:display-name="Heading 6 Char" style:family="text" style:parent-style-name="Default_20_Paragraph_20_Font">
      <style:text-properties fo:color="#243f60" style:font-name="Calibri" fo:font-style="italic" style:font-style-asian="italic" style:font-name-complex="F" style:font-style-complex="italic"/>
    </style:style>
    <style:style style:name="Heading_20_7_20_Char" style:display-name="Heading 7 Char" style:family="text" style:parent-style-name="Default_20_Paragraph_20_Font">
      <style:text-properties fo:color="#404040" style:font-name="Calibri" fo:font-style="italic" style:font-style-asian="italic" style:font-name-complex="F" style:font-style-complex="italic"/>
    </style:style>
    <style:style style:name="Heading_20_8_20_Char" style:display-name="Heading 8 Char" style:family="text" style:parent-style-name="Default_20_Paragraph_20_Font">
      <style:text-properties fo:color="#4f81bd" style:font-name="Calibri" fo:font-size="10pt" style:font-size-asian="10pt" style:font-name-complex="F" style:font-size-complex="10pt"/>
    </style:style>
    <style:style style:name="Heading_20_9_20_Char" style:display-name="Heading 9 Char" style:family="text" style:parent-style-name="Default_20_Paragraph_20_Font">
      <style:text-properties fo:color="#404040" style:font-name="Calibri" fo:font-size="10pt" fo:font-style="italic" style:font-size-asian="10pt" style:font-style-asian="italic" style:font-name-complex="F" style:font-size-complex="10pt"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9cm"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9cm"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1">
        <style:list-level-properties text:list-level-position-and-space-mode="label-alignment">
          <style:list-level-label-alignment text:label-followed-by="listtab" text:list-tab-stop-position="1.905cm" fo:text-indent="-0.635cm" fo:margin-left="1.90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ython-docx</meta:initial-creator>
    <dc:description>generated by python-docx</dc:description>
    <meta:editing-cycles>1</meta:editing-cycles>
    <meta:creation-date>2013-12-23T23:15:00</meta:creation-date>
    <dc:date>2025-07-07T14:52:49.61</dc:date>
    <meta:editing-duration>P0D</meta:editing-duration>
    <meta:generator>OpenOffice/4.1.15$Win32 OpenOffice.org_project/4115m2$Build-9813</meta:generator>
    <meta:document-statistic meta:table-count="0" meta:image-count="0" meta:object-count="0" meta:page-count="6" meta:paragraph-count="95" meta:word-count="1575" meta:character-count="9967"/>
    <dc:creator>Rick Ballard</dc:creator>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